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Microsoft YaHei" svg:font-family="'Microsoft YaHei'" style:font-family-generic="system" style:font-pitch="variable"/>
    <style:font-face style:name="Nirmala UI" svg:font-family="'Nirmala UI'"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65cm" fo:min-width="4.1cm"/>
      <style:paragraph-properties style:writing-mode="lr-tb"/>
    </style:style>
    <style:style style:name="gr2" style:family="graphic" style:parent-style-name="standard">
      <style:graphic-properties draw:textarea-horizontal-align="justify" draw:textarea-vertical-align="middle" draw:auto-grow-height="false" fo:min-height="1.45cm" fo:min-width="4.1cm"/>
      <style:paragraph-properties style:writing-mode="lr-tb"/>
    </style:style>
    <style:style style:name="gr3" style:family="graphic" style:parent-style-name="standard">
      <style:graphic-properties draw:textarea-horizontal-align="justify" draw:textarea-vertical-align="middle" draw:auto-grow-height="false" fo:min-height="1.45cm" fo:min-width="4cm"/>
      <style:paragraph-properties style:writing-mode="lr-tb"/>
    </style:style>
    <style:style style:name="gr4" style:family="graphic" style:parent-style-name="standard">
      <style:graphic-properties draw:textarea-horizontal-align="justify" draw:textarea-vertical-align="middle" draw:auto-grow-height="false" fo:min-height="1.35cm" fo:min-width="6.4cm"/>
      <style:paragraph-properties style:writing-mode="lr-tb"/>
    </style:style>
    <style:style style:name="gr5" style:family="graphic" style:parent-style-name="standard">
      <style:graphic-properties draw:textarea-horizontal-align="justify" draw:textarea-vertical-align="middle" draw:auto-grow-height="false" fo:min-height="37.85cm" fo:min-width="1.3cm"/>
      <style:paragraph-properties style:writing-mode="lr-tb"/>
    </style:style>
    <style:style style:name="gr6" style:family="graphic" style:parent-style-name="standard">
      <style:graphic-properties draw:textarea-horizontal-align="justify" draw:textarea-vertical-align="middle" draw:auto-grow-height="false" fo:min-height="1.05cm" fo:min-width="3.4cm"/>
      <style:paragraph-properties style:writing-mode="lr-tb"/>
    </style:style>
    <style:style style:name="gr7" style:family="graphic" style:parent-style-name="standard">
      <style:graphic-properties draw:textarea-horizontal-align="justify" draw:textarea-vertical-align="middle" draw:auto-grow-height="false" fo:min-height="1.35cm" fo:min-width="7.1cm"/>
      <style:paragraph-properties style:writing-mode="lr-tb"/>
    </style:style>
    <style:style style:name="gr8" style:family="graphic" style:parent-style-name="standard">
      <style:graphic-properties draw:textarea-horizontal-align="justify" draw:textarea-vertical-align="middle" draw:auto-grow-height="false" fo:min-height="1.15cm" fo:min-width="6.5cm"/>
      <style:paragraph-properties style:writing-mode="lr-tb"/>
    </style:style>
    <style:style style:name="gr9" style:family="graphic" style:parent-style-name="standard">
      <style:graphic-properties draw:textarea-horizontal-align="justify" draw:textarea-vertical-align="middle" draw:auto-grow-height="false" fo:min-height="1.45cm" fo:min-width="8.2cm"/>
      <style:paragraph-properties style:writing-mode="lr-tb"/>
    </style:style>
    <style:style style:name="gr10" style:family="graphic" style:parent-style-name="standard">
      <style:graphic-properties draw:textarea-horizontal-align="justify" draw:textarea-vertical-align="middle" draw:auto-grow-height="false" fo:min-height="1.15cm" fo:min-width="7.2cm"/>
      <style:paragraph-properties style:writing-mode="lr-tb"/>
    </style:style>
    <style:style style:name="gr11" style:family="graphic" style:parent-style-name="standard">
      <style:graphic-properties draw:textarea-horizontal-align="justify" draw:textarea-vertical-align="middle" draw:auto-grow-height="false" fo:min-height="8.85cm" fo:min-width="7.3cm"/>
      <style:paragraph-properties style:writing-mode="lr-tb"/>
    </style:style>
    <style:style style:name="gr12" style:family="graphic" style:parent-style-name="standard">
      <style:graphic-properties draw:textarea-horizontal-align="justify" draw:textarea-vertical-align="middle" draw:auto-grow-height="false" fo:min-height="37.65cm" fo:min-width="1.3cm"/>
      <style:paragraph-properties style:writing-mode="lr-tb"/>
    </style:style>
    <style:style style:name="gr13" style:family="graphic" style:parent-style-name="standard">
      <style:graphic-properties draw:stroke="none" svg:stroke-color="#000000" draw:fill="none" draw:fill-color="#ffffff" fo:min-height="1.15cm"/>
      <style:paragraph-properties style:writing-mode="lr-tb"/>
    </style:style>
    <style:style style:name="gr14" style:family="graphic" style:parent-style-name="standard">
      <style:graphic-properties draw:stroke="none" svg:stroke-color="#000000" draw:fill="none" draw:fill-color="#ffffff" fo:min-height="1.35cm"/>
      <style:paragraph-properties style:writing-mode="lr-tb"/>
    </style:style>
    <style:style style:name="gr15" style:family="graphic" style:parent-style-name="standard">
      <style:graphic-properties draw:textarea-horizontal-align="justify" draw:textarea-vertical-align="middle" draw:auto-grow-height="false" fo:min-height="1.25cm" fo:min-width="8.2cm"/>
      <style:paragraph-properties style:writing-mode="lr-tb"/>
    </style:style>
    <style:style style:name="gr16" style:family="graphic" style:parent-style-name="standard">
      <style:graphic-properties draw:textarea-horizontal-align="justify" draw:textarea-vertical-align="middle" draw:auto-grow-height="false" fo:min-height="0.6cm" fo:min-width="2.624cm"/>
    </style:style>
    <style:style style:name="gr17" style:family="graphic" style:parent-style-name="standard">
      <style:graphic-properties draw:stroke="none" svg:stroke-color="#000000" draw:fill="none" draw:fill-color="#ffffff" fo:min-height="1.25cm"/>
      <style:paragraph-properties style:writing-mode="lr-tb"/>
    </style:style>
    <style:style style:name="gr18" style:family="graphic" style:parent-style-name="standard">
      <style:graphic-properties draw:textarea-horizontal-align="justify" draw:textarea-vertical-align="middle" draw:auto-grow-height="false" fo:min-height="0.6cm" fo:min-width="2.65cm"/>
    </style:style>
    <style:style style:name="gr19" style:family="graphic" style:parent-style-name="standard">
      <style:graphic-properties draw:stroke="none" svg:stroke-color="#000000" draw:fill="none" draw:fill-color="#ffffff" fo:min-height="1.575cm"/>
      <style:paragraph-properties style:writing-mode="lr-tb"/>
    </style:style>
    <style:style style:name="gr20" style:family="graphic" style:parent-style-name="standard">
      <style:graphic-properties draw:textarea-horizontal-align="justify" draw:textarea-vertical-align="middle" draw:auto-grow-height="false" fo:min-height="2.639cm" fo:min-width="0.4cm"/>
    </style:style>
    <style:style style:name="gr21" style:family="graphic" style:parent-style-name="standard">
      <style:graphic-properties draw:stroke="none" svg:stroke-color="#000000" draw:fill="none" draw:fill-color="#ffffff" draw:textarea-horizontal-align="left" draw:auto-grow-height="true" draw:auto-grow-width="true" fo:min-height="0.788cm" fo:min-width="2.318cm"/>
      <style:paragraph-properties style:writing-mode="lr-tb"/>
    </style:style>
    <style:style style:name="gr22" style:family="graphic" style:parent-style-name="standard">
      <style:graphic-properties draw:textarea-horizontal-align="justify" draw:textarea-vertical-align="middle" draw:auto-grow-height="false" fo:min-height="3.165cm" fo:min-width="0.449cm"/>
    </style:style>
    <style:style style:name="gr23" style:family="graphic" style:parent-style-name="standard">
      <style:graphic-properties draw:stroke="none" svg:stroke-color="#000000" draw:fill="none" draw:fill-color="#ffffff" draw:textarea-horizontal-align="left" draw:auto-grow-height="true" draw:auto-grow-width="false" fo:min-height="0.788cm" fo:min-width="2.318cm"/>
      <style:paragraph-properties style:writing-mode="lr-tb"/>
    </style:style>
    <style:style style:name="gr24" style:family="graphic" style:parent-style-name="standard">
      <style:graphic-properties draw:textarea-horizontal-align="justify" draw:textarea-vertical-align="middle" draw:auto-grow-height="false" fo:min-height="0.6cm" fo:min-width="5.873cm"/>
    </style:style>
    <style:style style:name="gr25" style:family="graphic" style:parent-style-name="objectwithoutfill">
      <style:graphic-properties svg:stroke-color="#ff0000" draw:fill="none" draw:textarea-vertical-align="middle"/>
    </style:style>
    <style:style style:name="gr26" style:family="graphic" style:parent-style-name="objectwithoutfill">
      <style:graphic-properties draw:fill="none" draw:textarea-vertical-align="middle"/>
    </style:style>
    <style:style style:name="gr27" style:family="graphic" style:parent-style-name="standard">
      <style:graphic-properties draw:textarea-horizontal-align="justify" draw:textarea-vertical-align="middle" draw:auto-grow-height="false" fo:min-height="0.084cm" fo:min-width="1.214cm"/>
    </style:style>
    <style:style style:name="gr28" style:family="graphic" style:parent-style-name="standard">
      <style:graphic-properties draw:stroke="none" svg:stroke-color="#000000" draw:fill="none" draw:fill-color="#ffffff" draw:textarea-horizontal-align="left" draw:auto-grow-height="true" draw:auto-grow-width="true" fo:min-height="0.869cm" fo:min-width="2.326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1.423cm" fo:min-width="1.2cm"/>
      <style:paragraph-properties style:writing-mode="lr-tb"/>
    </style:style>
    <style:style style:name="gr30" style:family="graphic" style:parent-style-name="standard">
      <style:graphic-properties draw:stroke="solid" draw:stroke-dash="Long_20_Dot" svg:stroke-width="0.159cm" svg:stroke-color="#000000" draw:marker-start-width="0.438cm" draw:marker-end-width="0.438cm" draw:fill="none" draw:fill-color="#ffffff" fo:min-height="13.336cm" fo:padding-top="0.204cm" fo:padding-bottom="0.204cm" fo:padding-left="0.329cm" fo:padding-right="0.329cm"/>
      <style:paragraph-properties style:writing-mode="lr-tb"/>
    </style:style>
    <style:style style:name="gr31" style:family="graphic" style:parent-style-name="standard">
      <style:graphic-properties draw:textarea-horizontal-align="justify" draw:textarea-vertical-align="middle" draw:auto-grow-height="false" fo:min-height="1.35cm" fo:min-width="4.9cm"/>
      <style:paragraph-properties style:writing-mode="lr-tb"/>
    </style:style>
    <style:style style:name="gr32" style:family="graphic" style:parent-style-name="standard">
      <style:graphic-properties draw:textarea-horizontal-align="justify" draw:textarea-vertical-align="middle" draw:auto-grow-height="false" fo:min-height="0.6cm" fo:min-width="2.826cm"/>
      <style:paragraph-properties style:writing-mode="lr-tb"/>
    </style:style>
    <style:style style:name="gr33" style:family="graphic" style:parent-style-name="standard">
      <style:graphic-properties draw:stroke="none" svg:stroke-color="#000000" draw:fill="none" draw:fill-color="#ffffff" fo:min-height="0.636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false" fo:min-height="1.271cm" fo:min-width="0cm"/>
      <style:paragraph-properties style:writing-mode="lr-tb"/>
    </style:style>
    <style:style style:name="gr35" style:family="graphic" style:parent-style-name="standard">
      <style:graphic-properties draw:stroke="none" svg:stroke-color="#000000" draw:fill="none" draw:fill-color="#ffffff" fo:min-height="1.271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false" fo:min-height="0.636cm" fo:min-width="0cm"/>
      <style:paragraph-properties style:writing-mode="lr-tb"/>
    </style:style>
    <style:style style:name="gr37" style:family="graphic" style:parent-style-name="objectwithoutfill">
      <style:graphic-properties svg:stroke-color="#00a933" draw:fill="none" draw:textarea-vertical-align="middle"/>
    </style:style>
    <style:style style:name="gr38" style:family="graphic" style:parent-style-name="objectwithoutfill">
      <style:graphic-properties svg:stroke-color="#800080" draw:fill="none" draw:textarea-vertical-align="middle"/>
    </style:style>
    <style:style style:name="gr39" style:family="graphic" style:parent-style-name="objectwithoutfill">
      <style:graphic-properties svg:stroke-color="#55308d" draw:fill="none" draw:textarea-vertical-align="middle"/>
    </style:style>
    <style:style style:name="gr40" style:family="graphic" style:parent-style-name="objectwithoutfill">
      <style:graphic-properties svg:stroke-color="#acb20c" draw:fill="none" draw:textarea-vertical-align="middle"/>
    </style:style>
    <style:style style:name="gr41" style:family="graphic" style:parent-style-name="standard">
      <style:graphic-properties draw:textarea-horizontal-align="justify" draw:textarea-vertical-align="middle" draw:auto-grow-height="false" fo:min-height="3.338cm" fo:min-width="0.6cm"/>
    </style:style>
    <style:style style:name="gr42" style:family="graphic" style:parent-style-name="objectwithoutfill">
      <style:graphic-properties svg:stroke-color="#2a6099" draw:fill="none" draw:textarea-vertical-align="middle"/>
    </style:style>
    <style:style style:name="gr43" style:family="graphic" style:parent-style-name="standard">
      <style:graphic-properties draw:textarea-horizontal-align="justify" draw:textarea-vertical-align="middle" draw:auto-grow-height="false" fo:min-height="0.6cm" fo:min-width="2.914cm"/>
    </style:style>
    <style:style style:name="gr44" style:family="graphic" style:parent-style-name="standard">
      <style:graphic-properties draw:textarea-horizontal-align="justify" draw:textarea-vertical-align="middle" draw:auto-grow-height="false" fo:min-height="0.6cm" fo:min-width="5.803cm"/>
    </style:style>
    <style:style style:name="P1" style:family="paragraph">
      <style:paragraph-properties fo:text-align="center" style:writing-mode="lr-tb"/>
    </style:style>
    <style:style style:name="P2" style:family="paragraph">
      <loext:graphic-properties draw:fill="none" draw:fill-color="#ffffff"/>
      <style:paragraph-properties style:writing-mode="lr-tb"/>
      <style:text-properties fo:font-size="24pt" style:font-size-asian="24pt" style:font-size-complex="24pt"/>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draw:fill-color="#ffffff"/>
      <style:paragraph-properties style:writing-mode="lr-tb"/>
      <style:text-properties fo:font-size="18pt" style:font-size-asian="18pt" style:font-size-complex="18pt"/>
    </style:style>
    <style:style style:name="P6" style:family="paragraph">
      <loext:graphic-properties draw:fill="none" draw:fill-color="#ffffff"/>
      <style:paragraph-properties style:writing-mode="lr-tb"/>
      <style:text-properties fo:font-size="20pt" style:font-size-asian="20pt" style:font-size-complex="20pt"/>
    </style:style>
    <style:style style:name="P7" style:family="paragraph">
      <loext:graphic-properties draw:fill="none"/>
      <style:paragraph-properties fo:text-align="center"/>
    </style:style>
    <style:style style:name="P8" style:family="paragraph">
      <loext:graphic-properties draw:fill="none" draw:fill-color="#ffffff"/>
      <style:paragraph-properties style:writing-mode="lr-tb"/>
      <style:text-properties fo:font-size="22pt" style:font-size-asian="22pt" style:font-size-complex="22pt"/>
    </style:style>
    <style:style style:name="P9" style:family="paragraph">
      <loext:graphic-properties draw:fill="none" draw:fill-color="#ffffff"/>
      <style:paragraph-properties style:writing-mode="lr-tb"/>
      <style:text-properties fo:color="#800080" fo:font-weight="bold"/>
    </style:style>
    <style:style style:name="P10" style:family="paragraph">
      <loext:graphic-properties draw:fill="none" draw:fill-color="#ffffff"/>
      <style:paragraph-properties style:writing-mode="lr-tb"/>
      <style:text-properties fo:color="#00a933" fo:font-weight="bold"/>
    </style:style>
    <style:style style:name="P11" style:family="paragraph">
      <loext:graphic-properties draw:fill="none" draw:fill-color="#ffffff"/>
      <style:paragraph-properties fo:text-align="center" style:writing-mode="lr-tb"/>
      <style:text-properties fo:color="#55308d" fo:font-weight="bold"/>
    </style:style>
    <style:style style:name="P12" style:family="paragraph">
      <loext:graphic-properties draw:fill="none" draw:fill-color="#ffffff"/>
      <style:paragraph-properties style:writing-mode="lr-tb"/>
      <style:text-properties fo:color="#2a6099" fo:font-weight="bold"/>
    </style:style>
    <style:style style:name="P13" style:family="paragraph">
      <loext:graphic-properties draw:fill="none" draw:fill-color="#ffffff"/>
      <style:paragraph-properties style:writing-mode="lr-tb"/>
      <style:text-properties fo:color="#acb20c" fo:font-weight="bold"/>
    </style:style>
    <style:style style:name="P14" style:family="paragraph">
      <loext:graphic-properties draw:fill="none"/>
      <style:paragraph-properties fo:text-align="center"/>
      <style:text-properties fo:color="#55308d"/>
    </style:style>
    <style:style style:name="T1" style:family="text">
      <style:text-properties fo:font-size="24pt" style:font-size-asian="24pt" style:font-size-complex="24pt"/>
    </style:style>
    <style:style style:name="T2" style:family="text">
      <style:text-properties fo:font-size="18pt" style:font-size-asian="18pt" style:font-size-complex="18pt"/>
    </style:style>
    <style:style style:name="T3" style:family="text">
      <style:text-properties fo:font-size="20pt" style:font-size-asian="20pt" style:font-size-complex="20pt"/>
    </style:style>
    <style:style style:name="T4" style:family="text">
      <style:text-properties fo:font-size="22pt" style:font-size-asian="22pt" style:font-size-complex="22pt"/>
    </style:style>
    <style:style style:name="T5" style:family="text">
      <style:text-properties fo:font-weight="bold" style:font-weight-asian="bold" style:font-weight-complex="bold"/>
    </style:style>
    <style:style style:name="T6" style:family="text">
      <style:text-properties fo:color="#800080" fo:font-weight="bold"/>
    </style:style>
    <style:style style:name="T7" style:family="text">
      <style:text-properties fo:color="#00a933" fo:font-weight="bold"/>
    </style:style>
    <style:style style:name="T8" style:family="text">
      <style:text-properties fo:color="#55308d" fo:font-weight="bold"/>
    </style:style>
    <style:style style:name="T9" style:family="text">
      <style:text-properties fo:color="#2a6099" fo:font-weight="bold"/>
    </style:style>
    <style:style style:name="T10" style:family="text">
      <style:text-properties fo:color="#acb20c"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6cm" svg:height="1.9cm" svg:x="23.7cm" svg:y="2.8cm">
          <text:p text:style-name="P1">Register X</text:p>
          <draw:enhanced-geometry svg:viewBox="0 0 21600 21600" draw:type="rectangle" draw:enhanced-path="M 0 0 L 21600 0 21600 21600 0 21600 0 0 Z N"/>
        </draw:custom-shape>
        <draw:custom-shape draw:style-name="gr2" draw:text-style-name="P1" draw:layer="layout" svg:width="4.6cm" svg:height="1.7cm" svg:x="23.7cm" svg:y="6.1cm">
          <text:p text:style-name="P1">Register Y</text:p>
          <draw:enhanced-geometry svg:viewBox="0 0 21600 21600" draw:mirror-vertical="false" draw:mirror-horizontal="false" draw:type="rectangle" draw:enhanced-path="M 0 0 L 21600 0 21600 21600 0 21600 0 0 Z N"/>
        </draw:custom-shape>
        <draw:custom-shape draw:style-name="gr1" draw:text-style-name="P1" draw:layer="layout" svg:width="4.6cm" svg:height="1.9cm" svg:x="23.7cm" svg:y="9.3cm">
          <text:p text:style-name="P1">Acumulator</text:p>
          <draw:enhanced-geometry svg:viewBox="0 0 21600 21600" draw:mirror-vertical="false" draw:mirror-horizontal="false" draw:type="rectangle" draw:enhanced-path="M 0 0 L 21600 0 21600 21600 0 21600 0 0 Z N"/>
        </draw:custom-shape>
        <draw:custom-shape draw:style-name="gr2" draw:text-style-name="P1" draw:layer="layout" svg:width="4.6cm" svg:height="1.7cm" svg:x="23.8cm" svg:y="15.3cm">
          <text:p text:style-name="P1">ALU</text:p>
          <draw:enhanced-geometry svg:viewBox="0 0 21600 21600" draw:mirror-horizontal="false" draw:mirror-vertical="false" draw:type="rectangle" draw:enhanced-path="M 0 0 L 21600 0 21600 21600 0 21600 0 0 Z N"/>
        </draw:custom-shape>
        <draw:custom-shape draw:style-name="gr3" draw:text-style-name="P1" draw:layer="layout" svg:width="4.5cm" svg:height="1.7cm" svg:x="23.7cm" svg:y="20.4cm">
          <text:p text:style-name="P1">Register B</text:p>
          <draw:enhanced-geometry svg:viewBox="0 0 21600 21600" draw:type="rectangle" draw:enhanced-path="M 0 0 L 21600 0 21600 21600 0 21600 0 0 Z N"/>
        </draw:custom-shape>
        <draw:custom-shape draw:style-name="gr4" draw:text-style-name="P1" draw:layer="layout" svg:width="6.9cm" svg:height="1.6cm" svg:x="23.9cm" svg:y="25.8cm">
          <text:p text:style-name="P1">Program counter <text:s/>High</text:p>
          <draw:enhanced-geometry svg:viewBox="0 0 21600 21600" draw:mirror-horizontal="false" draw:mirror-vertical="false" draw:type="rectangle" draw:enhanced-path="M 0 0 L 21600 0 21600 21600 0 21600 0 0 Z N"/>
        </draw:custom-shape>
        <draw:custom-shape draw:style-name="gr4" draw:text-style-name="P1" draw:layer="layout" svg:width="6.9cm" svg:height="1.6cm" svg:x="23.9cm" svg:y="24.2cm">
          <text:p text:style-name="P1">Program counter <text:s/>Low</text:p>
          <draw:enhanced-geometry svg:viewBox="0 0 21600 21600" draw:mirror-horizontal="false" draw:mirror-vertical="false" draw:type="rectangle" draw:enhanced-path="M 0 0 L 21600 0 21600 21600 0 21600 0 0 Z N"/>
        </draw:custom-shape>
        <draw:custom-shape draw:style-name="gr5" draw:text-style-name="P1" draw:layer="layout" svg:width="1.8cm" svg:height="38.1cm" svg:x="17.9cm" svg:y="0.7cm">
          <text:p/>
          <draw:enhanced-geometry svg:viewBox="0 0 21600 21600" draw:mirror-horizontal="false" draw:mirror-vertical="false" draw:type="rectangle" draw:enhanced-path="M 0 0 L 21600 0 21600 21600 0 21600 0 0 Z N"/>
        </draw:custom-shape>
        <draw:custom-shape draw:style-name="gr6" draw:text-style-name="P1" draw:layer="layout" svg:width="3.9cm" svg:height="1.3cm" svg:x="9.7cm" svg:y="26.9cm">
          <text:p text:style-name="P1">Step counter</text:p>
          <draw:enhanced-geometry svg:viewBox="0 0 21600 21600" draw:mirror-horizontal="false" draw:mirror-vertical="false" draw:type="rectangle" draw:enhanced-path="M 0 0 L 21600 0 21600 21600 0 21600 0 0 Z N"/>
        </draw:custom-shape>
        <draw:custom-shape draw:style-name="gr7" draw:text-style-name="P1" draw:layer="layout" svg:width="7.6cm" svg:height="1.6cm" svg:x="6.4cm" svg:y="1.7cm">
          <text:p text:style-name="P1">Processor Status register</text:p>
          <draw:enhanced-geometry svg:viewBox="0 0 21600 21600" draw:type="rectangle" draw:enhanced-path="M 0 0 L 21600 0 21600 21600 0 21600 0 0 Z N"/>
        </draw:custom-shape>
        <draw:custom-shape draw:style-name="gr8" draw:text-style-name="P1" draw:layer="layout" svg:width="7cm" svg:height="1.4cm" svg:x="6.9cm" svg:y="31cm">
          <text:p text:style-name="P1">Stack pointer register</text:p>
          <draw:enhanced-geometry svg:viewBox="0 0 21600 21600" draw:type="rectangle" draw:enhanced-path="M 0 0 L 21600 0 21600 21600 0 21600 0 0 Z N"/>
        </draw:custom-shape>
        <draw:custom-shape draw:style-name="gr9" draw:text-style-name="P1" draw:layer="layout" svg:width="8.7cm" svg:height="1.7cm" svg:x="5.3cm" svg:y="34.2cm">
          <text:p text:style-name="P1">Memory address register Low</text:p>
          <draw:enhanced-geometry svg:viewBox="0 0 21600 21600" draw:type="rectangle" draw:enhanced-path="M 0 0 L 21600 0 21600 21600 0 21600 0 0 Z N"/>
        </draw:custom-shape>
        <draw:custom-shape draw:style-name="gr10" draw:text-style-name="P1" draw:layer="layout" svg:width="7.7cm" svg:height="1.4cm" svg:x="6.6cm" svg:y="23.4cm">
          <text:p text:style-name="P1">Instruction register</text:p>
          <draw:enhanced-geometry svg:viewBox="0 0 21600 21600" draw:type="rectangle" draw:enhanced-path="M 0 0 L 21600 0 21600 21600 0 21600 0 0 Z N"/>
        </draw:custom-shape>
        <draw:custom-shape draw:style-name="gr11" draw:text-style-name="P1" draw:layer="layout" svg:width="7.8cm" svg:height="9.1cm" svg:x="6.4cm" svg:y="10.6cm">
          <text:p text:style-name="P1">Instruction decoder</text:p>
          <draw:enhanced-geometry svg:viewBox="0 0 21600 21600" draw:type="rectangle" draw:enhanced-path="M 0 0 L 21600 0 21600 21600 0 21600 0 0 Z N"/>
        </draw:custom-shape>
        <draw:custom-shape draw:style-name="gr12" draw:text-style-name="P1" draw:layer="layout" svg:width="1.8cm" svg:height="37.9cm" svg:x="0.9cm" svg:y="0.8cm">
          <text:p/>
          <draw:enhanced-geometry svg:viewBox="0 0 21600 21600" draw:type="rectangle" draw:enhanced-path="M 0 0 L 21600 0 21600 21600 0 21600 0 0 Z N"/>
        </draw:custom-shape>
        <draw:frame draw:style-name="gr13" draw:text-style-name="P2" draw:layer="layout" svg:width="7.5cm" svg:height="1.4cm" draw:transform="rotate (-1.56678206951531) translate (19.5cm 13.8cm)">
          <draw:text-box>
            <text:p><text:span text:style-name="T1">N – </text:span><text:span text:style-name="T1">Bits </text:span><text:span text:style-name="T1">data </text:span><text:span text:style-name="T1">bus</text:span></text:p>
          </draw:text-box>
        </draw:frame>
        <draw:frame draw:style-name="gr14" draw:text-style-name="P2" draw:layer="layout" svg:width="15.198cm" svg:height="1.6cm" draw:transform="rotate (-1.56678206951531) translate (2.439cm 13.5cm)">
          <draw:text-box>
            <text:p><text:span text:style-name="T1">M - Bits address bus</text:span></text:p>
          </draw:text-box>
        </draw:frame>
        <draw:custom-shape draw:style-name="gr15" draw:text-style-name="P1" draw:layer="layout" svg:width="8.7cm" svg:height="1.5cm" svg:x="5.3cm" svg:y="35.9cm">
          <text:p text:style-name="P1">Memory address register High</text:p>
          <draw:enhanced-geometry svg:viewBox="0 0 21600 21600" draw:mirror-horizontal="false" draw:mirror-vertical="false" draw:type="rectangle" draw:enhanced-path="M 0 0 L 21600 0 21600 21600 0 21600 0 0 Z N"/>
        </draw:custom-shape>
        <draw:custom-shape draw:style-name="gr16" draw:text-style-name="P3" draw:layer="layout" svg:width="3.9cm" svg:height="1.7cm" svg:x="19.8cm" svg:y="2.9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7" draw:text-style-name="P4" draw:layer="layout" svg:width="3cm" svg:height="1.5cm" svg:x="20.6cm" svg:y="3.3cm">
          <draw:text-box>
            <text:p>N - Bits</text:p>
          </draw:text-box>
        </draw:frame>
        <draw:custom-shape draw:style-name="gr16" draw:text-style-name="P3" draw:layer="layout" svg:width="3.9cm" svg:height="1.7cm" svg:x="19.8cm" svg:y="6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7" draw:text-style-name="P4" draw:layer="layout" svg:width="3cm" svg:height="1.5cm" svg:x="20.6cm" svg:y="6.4cm">
          <draw:text-box>
            <text:p>N - Bits</text:p>
          </draw:text-box>
        </draw:frame>
        <draw:custom-shape draw:style-name="gr16" draw:text-style-name="P3" draw:layer="layout" svg:width="3.9cm" svg:height="1.7cm" svg:x="19.8cm" svg:y="9.4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7" draw:text-style-name="P4" draw:layer="layout" svg:width="3cm" svg:height="1.5cm" svg:x="20.6cm" svg:y="9.8cm">
          <draw:text-box>
            <text:p>N - Bits</text:p>
          </draw:text-box>
        </draw:frame>
        <draw:custom-shape draw:style-name="gr16" draw:text-style-name="P3" draw:layer="layout" svg:width="3.9cm" svg:height="1.7cm" draw:transform="rotate (-1.56241874638532) translate (26.867cm 11.286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7" draw:text-style-name="P4" draw:layer="layout" svg:width="3cm" svg:height="1.5cm" draw:transform="rotate (-1.56241874638532) translate (26.473cm 12.089cm)">
          <draw:text-box>
            <text:p>N - Bits</text:p>
          </draw:text-box>
        </draw:frame>
        <draw:custom-shape draw:style-name="gr16" draw:text-style-name="P3" draw:layer="layout" svg:width="3.9cm" svg:height="1.7cm" svg:x="19.8cm" svg:y="15.2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7" draw:text-style-name="P4" draw:layer="layout" svg:width="3cm" svg:height="1.5cm" svg:x="20.6cm" svg:y="15.6cm">
          <draw:text-box>
            <text:p>N - Bits</text:p>
          </draw:text-box>
        </draw:frame>
        <draw:custom-shape draw:style-name="gr16" draw:text-style-name="P3" draw:layer="layout" svg:width="3.9cm" svg:height="1.7cm" svg:x="19.9cm" svg:y="24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7" draw:text-style-name="P4" draw:layer="layout" svg:width="3cm" svg:height="1.5cm" svg:x="20.7cm" svg:y="24.4cm">
          <draw:text-box>
            <text:p>N - Bits</text:p>
          </draw:text-box>
        </draw:frame>
        <draw:custom-shape draw:style-name="gr16" draw:text-style-name="P3" draw:layer="layout" svg:width="3.9cm" svg:height="1.7cm" svg:x="19.9cm" svg:y="25.8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7" draw:text-style-name="P4" draw:layer="layout" svg:width="3cm" svg:height="1.5cm" svg:x="20.7cm" svg:y="26.2cm">
          <draw:text-box>
            <text:p>N - Bits</text:p>
          </draw:text-box>
        </draw:frame>
        <draw:custom-shape draw:style-name="gr16" draw:text-style-name="P3" draw:layer="layout" svg:width="3.9cm" svg:height="1.7cm" svg:x="13.9cm" svg:y="30.9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7" draw:text-style-name="P4" draw:layer="layout" svg:width="3cm" svg:height="1.5cm" svg:x="14.7cm" svg:y="31.3cm">
          <draw:text-box>
            <text:p>N - Bits</text:p>
          </draw:text-box>
        </draw:frame>
        <draw:custom-shape draw:style-name="gr16" draw:text-style-name="P3" draw:layer="layout" svg:width="3.9cm" svg:height="1.7cm" svg:x="14cm" svg:y="34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7" draw:text-style-name="P4" draw:layer="layout" svg:width="3cm" svg:height="1.5cm" svg:x="14.8cm" svg:y="34.4cm">
          <draw:text-box>
            <text:p>N - Bits</text:p>
          </draw:text-box>
        </draw:frame>
        <draw:custom-shape draw:style-name="gr16" draw:text-style-name="P3" draw:layer="layout" svg:width="3.9cm" svg:height="1.7cm" svg:x="14cm" svg:y="35.8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7" draw:text-style-name="P4" draw:layer="layout" svg:width="3cm" svg:height="1.5cm" svg:x="14.8cm" svg:y="36.2cm">
          <draw:text-box>
            <text:p>N - Bits</text:p>
          </draw:text-box>
        </draw:frame>
        <draw:custom-shape draw:style-name="gr16" draw:text-style-name="P3" draw:layer="layout" svg:width="3.9cm" svg:height="1.7cm" svg:x="19.801cm" svg:y="2.901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3" draw:layer="layout" svg:width="3.9cm" svg:height="1.7cm" svg:x="13.8cm" svg:y="26.8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7" draw:text-style-name="P4" draw:layer="layout" svg:width="3cm" svg:height="1.5cm" svg:x="14.6cm" svg:y="27.2cm">
          <draw:text-box>
            <text:p>5 <text:s/>LSB</text:p>
          </draw:text-box>
        </draw:frame>
        <draw:custom-shape draw:style-name="gr16" draw:text-style-name="P3" draw:layer="layout" svg:width="3.9cm" svg:height="1.7cm" svg:x="13.998cm" svg:y="1.6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7" draw:text-style-name="P4" draw:layer="layout" svg:width="3cm" svg:height="1.5cm" svg:x="14.798cm" svg:y="2cm">
          <draw:text-box>
            <text:p>5 LSB</text:p>
          </draw:text-box>
        </draw:frame>
        <draw:custom-shape draw:style-name="gr16" draw:text-style-name="P3" draw:layer="layout" svg:width="3.9cm" svg:height="1.7cm" svg:x="13.999cm" svg:y="1.601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3" draw:layer="layout" svg:width="3.9cm" svg:height="1.7cm" svg:x="14cm" svg:y="1.602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 draw:text-style-name="P3" draw:layer="layout" svg:width="3.6cm" svg:height="1.7cm" svg:x="14.3cm" svg:y="23.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5" draw:layer="layout" svg:width="3.9cm" svg:height="1.825cm" svg:x="15.1cm" svg:y="23.6cm">
          <draw:text-box>
            <text:p><text:span text:style-name="T2">8 LSB</text:span></text:p>
          </draw:text-box>
        </draw:frame>
        <draw:custom-shape draw:style-name="gr20" draw:text-style-name="P3" draw:layer="layout" svg:width="1.8cm" svg:height="3.3cm" svg:x="25.2cm" svg:y="1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1" draw:text-style-name="P6" draw:layer="layout" svg:width="2.818cm" svg:height="1.038cm" draw:transform="rotate (-1.56608393781451) translate (26.638cm 17.577cm)">
          <draw:text-box>
            <text:p><text:span text:style-name="T3">N - Bits</text:span></text:p>
          </draw:text-box>
        </draw:frame>
        <draw:custom-shape draw:style-name="gr22" draw:text-style-name="P3" draw:layer="layout" svg:width="1.897cm" svg:height="3.901cm" draw:transform="rotate (-1.56206968053492) translate (23.684cm 20.269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6" draw:layer="layout" svg:width="3.2cm" svg:height="1.038cm" draw:transform="rotate (-0.0059341194567806) translate (20.106cm 20.745cm)">
          <draw:text-box>
            <text:p><text:span text:style-name="T3">N - Bits</text:span></text:p>
          </draw:text-box>
        </draw:frame>
        <draw:custom-shape draw:style-name="gr18" draw:text-style-name="P3" draw:layer="layout" svg:width="3.6cm" svg:height="1.7cm" draw:transform="rotate (-1.57411245237369) translate (11.641cm 19.80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5" draw:layer="layout" svg:width="3.9cm" svg:height="1.825cm" draw:transform="rotate (-1.57411245237369) translate (11.238cm 20.604cm)">
          <draw:text-box>
            <text:p><text:span text:style-name="T2">8 Bits</text:span></text:p>
          </draw:text-box>
        </draw:frame>
        <draw:custom-shape draw:style-name="gr24" draw:text-style-name="P3" draw:layer="layout" svg:width="7.283cm" svg:height="1.7cm" draw:transform="rotate (1.55683369277894) translate (12.449cm 10.68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5" draw:layer="layout" svg:width="3.9cm" svg:height="1.825cm" draw:transform="rotate (-1.55299396842455) translate (13.725cm 5.4cm)">
          <draw:text-box>
            <text:p><text:span text:style-name="T2">5 Bits</text:span></text:p>
          </draw:text-box>
        </draw:frame>
        <draw:polyline draw:style-name="gr25" draw:text-style-name="P7" draw:layer="layout" svg:width="15.899cm" svg:height="3.699cm" svg:x="14.3cm" svg:y="9.1cm" svg:viewBox="0 0 15900 3700" draw:points="0,3700 2800,3700 3300,3700 3300,0 15900,0 15900,1300 14100,1300">
          <text:p/>
        </draw:polyline>
        <draw:polyline draw:style-name="gr25" draw:text-style-name="P7" draw:layer="layout" svg:width="15.999cm" svg:height="3.099cm" svg:x="14.4cm" svg:y="13.2cm" svg:viewBox="0 0 16000 3100" draw:points="0,1700 3000,1700 3000,400 9300,400 9300,0 16000,0 16000,3100 14100,3100 14200,3100">
          <text:p/>
        </draw:polyline>
        <draw:polyline draw:style-name="gr25" draw:text-style-name="P7" draw:layer="layout" svg:width="15.999cm" svg:height="4.399cm" svg:x="14.3cm" svg:y="17cm" svg:viewBox="0 0 16000 4400" draw:points="0,0 2800,0 2800,2000 10500,2000 10500,1700 16000,1700 16000,4100 14000,4100 14000,4400 14000,4200">
          <text:p/>
        </draw:polyline>
        <draw:polyline draw:style-name="gr25" draw:text-style-name="P7" draw:layer="layout" svg:width="3.799cm" svg:height="0cm" draw:transform="rotate (-1.5707963267949) translate (7.8cm 19.8cm)" svg:viewBox="0 0 3800 0" draw:points="0,0 3700,0 3800,0">
          <text:p/>
        </draw:polyline>
        <draw:polyline draw:style-name="gr25" draw:text-style-name="P7" draw:layer="layout" svg:width="4.199cm" svg:height="8.799cm" draw:transform="rotate (-3.14159265358979) translate (9.8cm 27.5cm)" svg:viewBox="0 0 4200 8800" draw:points="3300,8800 4200,8800 4200,0 0,0">
          <text:p/>
        </draw:polyline>
        <draw:polyline draw:style-name="gr25" draw:text-style-name="P7" draw:layer="layout" svg:width="1.799cm" svg:height="13.899cm" draw:transform="rotate (-3.14159265358979) translate (7cm 31.3cm)" svg:viewBox="0 0 1800 13900" draw:points="500,13900 1800,13900 1600,13900 1800,0 0,0">
          <text:p/>
        </draw:polyline>
        <draw:polyline draw:style-name="gr25" draw:text-style-name="P7" draw:layer="layout" svg:width="1.899cm" svg:height="17.499cm" draw:transform="rotate (-3.14159265358979) translate (6.7cm 34.2cm)" svg:viewBox="0 0 1900 17500" draw:points="200,17500 1900,17500 1900,1300 0,1300 0,0">
          <text:p/>
        </draw:polyline>
        <draw:polyline draw:style-name="gr25" draw:text-style-name="P7" draw:layer="layout" svg:width="16.099cm" svg:height="5.599cm" svg:x="14.3cm" svg:y="18.7cm" svg:viewBox="0 0 16100 5600" draw:points="0,0 2300,0 2300,4200 16100,4200 16100,5600">
          <text:p/>
        </draw:polyline>
        <draw:polyline draw:style-name="gr25" draw:text-style-name="P7" draw:layer="layout" svg:width="10.499cm" svg:height="8.699cm" svg:x="14.3cm" svg:y="19.4cm" svg:viewBox="0 0 10500 8700" draw:points="0,0 1700,0 1700,3900 7200,3900 7200,8700 10500,8700 10500,8100 10500,8000">
          <text:p/>
        </draw:polyline>
        <draw:polyline draw:style-name="gr25" draw:text-style-name="P7" draw:layer="layout" svg:width="18.999cm" svg:height="9.399cm" draw:transform="rotate (-1.5707963267949) translate (15.6cm 19.8cm)" svg:viewBox="0 0 19000 9400" draw:points="0,8700 2700,8700 2700,9400 10800,9400 10800,100 19000,0 19000,2800 17700,2800 17700,2700">
          <text:p/>
        </draw:polyline>
        <draw:polyline draw:style-name="gr26" draw:text-style-name="P7" draw:layer="layout" svg:width="30.599cm" svg:height="5.599cm" svg:x="3.7cm" svg:y="24.7cm" svg:viewBox="0 0 30600 5600" draw:points="27400,0 30600,0 30600,5600 0,5600 0,3600 0,3900 29000,3900 29000,2400 27300,2400 27300,0 28400,0">
          <text:p/>
        </draw:polyline>
        <draw:custom-shape draw:style-name="gr27" draw:text-style-name="P3" draw:layer="layout" svg:width="3.426cm" svg:height="1.001cm" draw:transform="rotate (1.56049888420813) translate (2.665cm 31.0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8" draw:text-style-name="P8" draw:layer="layout" svg:width="2.826cm" svg:height="1.119cm" svg:x="22.574cm" svg:y="28.9cm">
          <draw:text-box>
            <text:p><text:span text:style-name="T4">M LSB</text:span></text:p>
          </draw:text-box>
        </draw:frame>
        <draw:custom-shape draw:style-name="gr27" draw:text-style-name="P3" draw:layer="layout" svg:width="3.426cm" svg:height="1.001cm" draw:transform="rotate (1.56049888420813) translate (2.7cm 37.7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olyline draw:style-name="gr26" draw:text-style-name="P7" draw:layer="layout" svg:width="1.599cm" svg:height="1.599cm" draw:transform="rotate (-3.14159265358979) translate (5.3cm 36.8cm)" svg:viewBox="0 0 1600 1600" draw:points="0,1600 1400,1600 1600,1600 1600,0 0,0">
          <text:p/>
        </draw:polyline>
        <draw:frame draw:style-name="gr29" draw:text-style-name="P5" draw:layer="layout" svg:width="1.7cm" svg:height="1.673cm" svg:x="3.6cm" svg:y="35.227cm">
          <draw:text-box>
            <text:p><text:span text:style-name="T2">M </text:span></text:p>
            <text:p><text:span text:style-name="T2">LSB</text:span></text:p>
          </draw:text-box>
        </draw:frame>
        <draw:frame draw:style-name="gr30" draw:text-style-name="P4" draw:layer="layout" svg:width="14.2cm" svg:height="13.744cm" svg:x="20.1cm" svg:y="30.815cm">
          <draw:text-box>
            <text:p>Notes:</text:p>
            <text:p/>
            <text:p>1.- The red lines are the control lines</text:p>
            <text:p/>
            <text:p>2.- N is the data bus length</text:p>
            <text:p/>
            <text:p>3 – M is the address bus length</text:p>
            <text:p/>
            <text:p>4 – The data bus <text:span text:style-name="T5">minimum</text:span> length is 8 bits, the <text:span text:style-name="T5">maximum</text:span> length is any even number limited by the size of the CPLD or FPGA</text:p>
            <text:p/>
            <text:p>5.- The address bus <text:span text:style-name="T5">minimum</text:span> length is the length of the data bus plus two and the <text:span text:style-name="T5">maximum</text:span> length is 2 times the data bus length (N+2&lt;= M &lt;= 2N)</text:p>
            <text:p/>
            <text:p>6.- The stack pointer is N-Bit size but outputs a M-Bit Word this is because it fills the upper part of the Word with the decimal value One (See the stack section for more information)</text:p>
          </draw:text-box>
        </draw:frame>
        <draw:polyline draw:style-name="gr25" draw:text-style-name="P7" draw:layer="layout" svg:width="3.099cm" svg:height="11.999cm" draw:transform="rotate (-3.14159265358979) translate (6.40000000000002cm 14.5cm)" svg:viewBox="0 0 3100 12000" draw:points="0,12000 3100,12000 3100,0 0,0">
          <text:p/>
        </draw:polyline>
        <draw:polyline draw:style-name="gr25" draw:text-style-name="P7" draw:layer="layout" svg:width="17.199cm" svg:height="7.799cm" svg:x="14.3cm" svg:y="3.9cm" svg:viewBox="0 0 17200 7800" draw:points="14100,0 17200,0 17200,1400 2300,1400 1200,1400 1200,7800 0,7800">
          <text:p/>
        </draw:polyline>
        <draw:polyline draw:style-name="gr25" draw:text-style-name="P7" draw:layer="layout" svg:width="17.499cm" svg:height="5.299cm" svg:x="14.3cm" svg:y="7cm" svg:viewBox="0 0 17500 5300" draw:points="14100,0 17500,0 17500,1400 2300,1400 2300,5300 0,5300">
          <text:p/>
        </draw:polyline>
        <draw:custom-shape draw:style-name="gr31" draw:text-style-name="P1" draw:layer="layout" svg:width="5.4cm" svg:height="1.6cm" svg:x="6.5cm" svg:y="4.9cm">
          <text:p text:style-name="P1">Interrupt handler</text:p>
          <draw:enhanced-geometry svg:viewBox="0 0 21600 21600" draw:type="rectangle" draw:enhanced-path="M 0 0 L 21600 0 21600 21600 0 21600 0 0 Z N"/>
        </draw:custom-shape>
        <draw:custom-shape draw:style-name="gr32" draw:text-style-name="P1" draw:layer="layout" svg:width="3.8cm" svg:height="1.7cm" svg:x="2.7cm" svg:y="4.9cm">
          <text:p text:style-name="P1">N – Bits</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olygon draw:style-name="gr25" draw:text-style-name="P7" draw:layer="layout" svg:width="4.199cm" svg:height="0cm" draw:transform="rotate (-1.5707963267949) translate (10.6cm 6.5cm)" svg:viewBox="0 0 4200 0" draw:points="200,0 4200,0 0,0">
          <text:p/>
        </draw:polygon>
        <draw:frame draw:style-name="gr33" draw:text-style-name="P9" draw:layer="layout" svg:width="2.6cm" svg:height="0.886cm" svg:x="2.9cm" svg:y="0.9cm">
          <draw:text-box>
            <text:p><text:span text:style-name="T6">IRQ</text:span></text:p>
          </draw:text-box>
        </draw:frame>
        <draw:frame draw:style-name="gr34" draw:text-style-name="P10" draw:layer="layout" svg:width="3.1cm" svg:height="1.521cm" svg:x="31.5cm" svg:y="1.1cm">
          <draw:text-box>
            <text:p><text:span text:style-name="T7">CLOCK</text:span></text:p>
          </draw:text-box>
        </draw:frame>
        <draw:frame draw:style-name="gr35" draw:text-style-name="P11" draw:layer="layout" svg:width="4cm" svg:height="1.521cm" svg:x="9.3cm" svg:y="42.679cm">
          <draw:text-box>
            <text:p text:style-name="P3"><text:span text:style-name="T8">INVERTED CLOCK</text:span></text:p>
          </draw:text-box>
        </draw:frame>
        <draw:frame draw:style-name="gr33" draw:text-style-name="P12" draw:layer="layout" svg:width="4.4cm" svg:height="0.886cm" svg:x="3.3cm" svg:y="42.914cm">
          <draw:text-box>
            <text:p><text:span text:style-name="T9">CPU_RESET</text:span></text:p>
          </draw:text-box>
        </draw:frame>
        <draw:frame draw:style-name="gr36" draw:text-style-name="P13" draw:layer="layout" svg:width="1.755cm" svg:height="0.886cm" svg:x="15cm" svg:y="42.9cm">
          <draw:text-box>
            <text:p><text:span text:style-name="T10">R/W</text:span></text:p>
          </draw:text-box>
        </draw:frame>
        <draw:polyline draw:style-name="gr37" draw:text-style-name="P7" draw:layer="layout" svg:width="22.399cm" svg:height="5.199cm" draw:transform="rotate (-1.5707963267949) translate (33.6cm 2.2cm)" svg:viewBox="0 0 22400 5200" draw:points="0,300 800,300 800,5100 800,200 4200,200 4200,5100 4200,0 19400,0 19400,5200 19400,100 21900,100 21900,2700 22400,2700 22000,2700">
          <text:p/>
        </draw:polyline>
        <draw:polyline draw:style-name="gr37" draw:text-style-name="P7" draw:layer="layout" svg:width="25.299cm" svg:height="26.299cm" draw:transform="rotate (1.5707963267949) translate (3.9cm 25.8cm)" svg:viewBox="0 0 25300 26300" draw:points="22600,26300 25300,26300 25300,7300 24000,7300 25200,7300 25200,1800 12700,1800 12700,0 0,0 0,4700 800,4700 900,4700">
          <text:p/>
        </draw:polyline>
        <draw:polyline draw:style-name="gr37" draw:text-style-name="P7" draw:layer="layout" svg:width="2.699cm" svg:height="8.699cm" draw:transform="rotate (-3.14159265358979) translate (6.9cm 34.6cm)" svg:viewBox="0 0 2700 8700" draw:points="0,2600 2700,2600 2700,8700 2700,0 1500,0">
          <text:p/>
        </draw:polyline>
        <draw:polyline draw:style-name="gr38" draw:text-style-name="P7" draw:layer="layout" svg:width="3.499cm" svg:height="4.299cm" draw:transform="rotate (-1.5707963267949) translate (7.9cm 1.5cm)" svg:viewBox="0 0 3500 4300" draw:points="2700,0 3500,0 2300,0 2300,4300 0,4300">
          <text:p/>
        </draw:polyline>
        <draw:polyline draw:style-name="gr39" draw:text-style-name="P14" draw:layer="layout" svg:width="14.499cm" svg:height="6.499cm" draw:transform="rotate (1.5707963267949) translate (4.6cm 42.3cm)" svg:viewBox="0 0 14500 6500" draw:points="0,6500 3200,6500 3200,5700 8600,5700 8600,0 14500,0 14500,5200">
          <text:p/>
        </draw:polyline>
        <draw:polyline draw:style-name="gr40" draw:text-style-name="P7" draw:layer="layout" svg:width="27.099cm" svg:height="12.699cm" draw:transform="rotate (1.5707963267949) translate (3.2cm 42.7cm)" svg:viewBox="0 0 27100 12700" draw:points="0,12700 2400,12700 2400,4600 9600,4600 9600,0 27100,0 27100,3400 26900,3400">
          <text:p/>
        </draw:polyline>
        <draw:frame draw:style-name="gr19" draw:text-style-name="P5" draw:layer="layout" svg:width="4.013cm" svg:height="1.825cm" draw:transform="rotate (-1.55299396842455) translate (8.725cm 7.055cm)">
          <draw:text-box>
            <text:p><text:span text:style-name="T2">1 Bit</text:span></text:p>
          </draw:text-box>
        </draw:frame>
        <draw:custom-shape draw:style-name="gr41" draw:text-style-name="P3" draw:layer="layout" svg:width="2.2cm" svg:height="4.1cm" svg:x="7.3cm" svg:y="6.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olyline draw:style-name="gr42" draw:text-style-name="P7" draw:layer="layout" svg:width="41.699cm" svg:height="25.399cm" draw:transform="rotate (1.5707963267949) translate (4.3cm 42.7cm)" svg:viewBox="0 0 41700 25400" draw:points="0,1200 4500,1200 4500,4700 5100,4700 4400,4700 4400,8300 9800,8300 9800,4900 10100,4900 10300,4900 9800,4900 9800,2800 10000,2800 10000,1700 16200,1700 16200,6500 17900,6500 17200,6500 17200,0 26400,0 26400,2100 26400,200 26400,0 35300,0 35300,3000 36200,3000 35300,3000 35300,0 38600,0 39900,0 39900,2100 39900,0 40700,0 40700,1700 41700,1700 41700,25200 38100,25200 38300,25200 38100,25200 38100,24100 38100,24000 38100,25200 35100,25200 35100,24000 35100,25300 32800,25300 32800,24100 32800,25300 22100,25300 22100,24000 22100,25300 18500,25300 18500,25400">
          <text:p/>
        </draw:polyline>
        <draw:custom-shape draw:style-name="gr43" draw:text-style-name="P3" draw:layer="layout" svg:width="3.9cm" svg:height="1.7cm" svg:x="3cm" svg:y="30.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5" draw:layer="layout" svg:width="3.9cm" svg:height="1.825cm" svg:x="3.8cm" svg:y="31.4cm">
          <draw:text-box>
            <text:p><text:span text:style-name="T2">M LSB</text:span></text:p>
          </draw:text-box>
        </draw:frame>
        <draw:custom-shape draw:style-name="gr44" draw:text-style-name="P3" draw:layer="layout" svg:width="7.203cm" svg:height="1.7cm" draw:transform="rotate (-1.57411245237369) translate (14.024cm 19.70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text-style-name="P4" draw:layer="layout" svg:width="3cm" svg:height="1.5cm" draw:transform="rotate (-1.58912228394084) translate (13.499cm 20.858cm)">
          <draw:text-box>
            <text:p>5 <text:s/>LSB</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Microsoft YaHei" svg:font-family="'Microsoft YaHei'" style:font-family-generic="system" style:font-pitch="variable"/>
    <style:font-face style:name="Nirmala UI" svg:font-family="'Nirmala UI'"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s" fo:country="MX"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000000"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Nirmala UI" style:font-family-complex="'Nirmala U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35cm" fo:page-height="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4-03T14:22:46.194067039</meta:creation-date>
    <dc:date>2020-05-29T14:13:44.808755999</dc:date>
    <meta:editing-duration>PT1H16M43S</meta:editing-duration>
    <meta:editing-cycles>21</meta:editing-cycles>
    <meta:generator>LibreOffice/6.4.3.2$Linux_X86_64 LibreOffice_project/40$Build-2</meta:generator>
    <meta:document-statistic meta:object-count="96"/>
  </office:meta>
</office:document-meta>
</file>